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expected_value</text:p>
          </table:table-cell>
          <table:table-cell table:style-name="ce1" office:value-type="string" calcext:value-type="string">
            <text:p>ciphertext_100MHz</text:p>
          </table:table-cell>
          <table:table-cell table:style-name="ce1" office:value-type="string" calcext:value-type="string">
            <text:p>error_100MHz</text:p>
          </table:table-cell>
          <table:table-cell table:style-name="ce1" office:value-type="string" calcext:value-type="string">
            <text:p>HW_time_ns_100Mhz</text:p>
          </table:table-cell>
          <table:table-cell table:style-name="ce1" office:value-type="string" calcext:value-type="string">
            <text:p>ciphertext_200MHz</text:p>
          </table:table-cell>
          <table:table-cell table:style-name="ce1" office:value-type="string" calcext:value-type="string">
            <text:p>error_200MHz</text:p>
          </table:table-cell>
          <table:table-cell table:style-name="ce1" office:value-type="string" calcext:value-type="string">
            <text:p>HW_time_ns_200Mhz</text:p>
          </table:table-cell>
          <table:table-cell table:style-name="ce1" office:value-type="string" calcext:value-type="string">
            <text:p>ciphertext_400MHz</text:p>
          </table:table-cell>
          <table:table-cell table:style-name="ce1" office:value-type="string" calcext:value-type="string">
            <text:p>error_400MHz</text:p>
          </table:table-cell>
          <table:table-cell table:style-name="ce1" office:value-type="string" calcext:value-type="string">
            <text:p>HW_time_ns_400Mhz</text:p>
          </table:table-cell>
        </table:table-row>
        <table:table-row table:style-name="ro1">
          <table:table-cell/>
          <table:table-cell table:style-name="ce1" office:value-type="string" calcext:value-type="string">
            <text:p>0x7610f62a3e0a0a9f</text:p>
          </table:table-cell>
          <table:table-cell table:style-name="ce1" office:value-type="string" calcext:value-type="string">
            <text:p>0x63965df2643dce9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06aff8eded05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0x1206aff8eded05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206aff8eded05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610f62a3e0a0a9f</text:p>
          </table:table-cell>
          <table:table-cell table:style-name="ce1" office:value-type="string" calcext:value-type="string">
            <text:p>0x63965df2643dce9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d1fd9838cff3a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0x4d1fd9838cff3a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d1fd9838cff3a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9e2e5e8dfa54f78</text:p>
          </table:table-cell>
          <table:table-cell table:style-name="ce1" office:value-type="string" calcext:value-type="string">
            <text:p>0x5f77f02444ae33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086da9f7291f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c086da9f7291f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c086da9f7291f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9e2e5e8dfa54f78</text:p>
          </table:table-cell>
          <table:table-cell table:style-name="ce1" office:value-type="string" calcext:value-type="string">
            <text:p>0x5f77f02444ae33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6a6789c38b973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26a6789c38b973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26a6789c38b973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744f77624091a8f</text:p>
          </table:table-cell>
          <table:table-cell table:style-name="ce1" office:value-type="string" calcext:value-type="string">
            <text:p>0x36ad6af01bfbf88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7304d0de7860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57304d0de7860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57304d0de7860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744f77624091a8f</text:p>
          </table:table-cell>
          <table:table-cell table:style-name="ce1" office:value-type="string" calcext:value-type="string">
            <text:p>0x36ad6af01bfbf88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83d2db2ae830b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83d2db2ae830b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83d2db2ae830b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ba9133f90220959</text:p>
          </table:table-cell>
          <table:table-cell table:style-name="ce1" office:value-type="string" calcext:value-type="string">
            <text:p>0x3ffad9e587f60ca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20273bb7caa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c20273bb7caa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c20273bb7caa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ba9133f90220959</text:p>
          </table:table-cell>
          <table:table-cell table:style-name="ce1" office:value-type="string" calcext:value-type="string">
            <text:p>0x3ffad9e587f60ca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f56327f835ed9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f56327f835ed9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f56327f835ed9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0f97cef253103b</text:p>
          </table:table-cell>
          <table:table-cell table:style-name="ce1" office:value-type="string" calcext:value-type="string">
            <text:p>0x105ce1049693a8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bd11178e37ec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fbd11178e37ec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fbd11178e37ec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0f97cef253103b</text:p>
          </table:table-cell>
          <table:table-cell table:style-name="ce1" office:value-type="string" calcext:value-type="string">
            <text:p>0x105ce1049693a8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0397d6c1d4b78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0397d6c1d4b78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0397d6c1d4b78e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cc32870809024e</text:p>
          </table:table-cell>
          <table:table-cell table:style-name="ce1" office:value-type="string" calcext:value-type="string">
            <text:p>0x5eeee389020889e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118bdbc7595dd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118bdbc7595dd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118bdbc7595dd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cc32870809024e</text:p>
          </table:table-cell>
          <table:table-cell table:style-name="ce1" office:value-type="string" calcext:value-type="string">
            <text:p>0x5eeee389020889e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9fafae12c3e03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29fafae12c3e03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29fafae12c3e03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1076a4081da12c7</text:p>
          </table:table-cell>
          <table:table-cell table:style-name="ce1" office:value-type="string" calcext:value-type="string">
            <text:p>0x1e85ec313a0038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501ffb8bcaa2f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501ffb8bcaa2f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501ffb8bcaa2f8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1076a4081da12c7</text:p>
          </table:table-cell>
          <table:table-cell table:style-name="ce1" office:value-type="string" calcext:value-type="string">
            <text:p>0x1e85ec313a0038a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00b24bbab05da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00b24bbab05da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00b24bbab05da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d98a267bd6be50f</text:p>
          </table:table-cell>
          <table:table-cell table:style-name="ce1" office:value-type="string" calcext:value-type="string">
            <text:p>0x7afdbfced6dca9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5f4d7d566a44f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85f4d7d566a44f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85f4d7d566a44f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d98a267bd6be50f</text:p>
          </table:table-cell>
          <table:table-cell table:style-name="ce1" office:value-type="string" calcext:value-type="string">
            <text:p>0x7afdbfced6dca97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4795ebf0a916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a4795ebf0a916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a4795ebf0a9169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c4b063baeae4ef8</text:p>
          </table:table-cell>
          <table:table-cell table:style-name="ce1" office:value-type="string" calcext:value-type="string">
            <text:p>0x6844877f811d871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213fefe7f2b1d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8213fefe7f2b1d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8213fefe7f2b1d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c4b063baeae4ef8</text:p>
          </table:table-cell>
          <table:table-cell table:style-name="ce1" office:value-type="string" calcext:value-type="string">
            <text:p>0x6844877f811d871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2b82c7bbc629a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92b82c7bbc629a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92b82c7bbc629a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5ba0f17e2d752d8</text:p>
          </table:table-cell>
          <table:table-cell table:style-name="ce1" office:value-type="string" calcext:value-type="string">
            <text:p>0x608f9e066106c2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59efb2187002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59efb2187002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59efb2187002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5ba0f17e2d752d8</text:p>
          </table:table-cell>
          <table:table-cell table:style-name="ce1" office:value-type="string" calcext:value-type="string">
            <text:p>0x608f9e066106c2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f09e7a226f9dd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6f09e7a226f9dd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6f09e7a226f9dd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e99c9a64524257c</text:p>
          </table:table-cell>
          <table:table-cell table:style-name="ce1" office:value-type="string" calcext:value-type="string">
            <text:p>0x69c556472bcfc9e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912efaa8edbc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b2912efaa8edbc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b2912efaa8edbc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e99c9a64524257c</text:p>
          </table:table-cell>
          <table:table-cell table:style-name="ce1" office:value-type="string" calcext:value-type="string">
            <text:p>0x69c556472bcfc9e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d51f25bca877b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6d51f25bca877b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6d51f25bca877b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b894fdc25d9ed69</text:p>
          </table:table-cell>
          <table:table-cell table:style-name="ce1" office:value-type="string" calcext:value-type="string">
            <text:p>0x42279b87c92c6ec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ac77e905c7b7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3ac77e905c7b7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3ac77e905c7b7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b894fdc25d9ed69</text:p>
          </table:table-cell>
          <table:table-cell table:style-name="ce1" office:value-type="string" calcext:value-type="string">
            <text:p>0x42279b87c92c6ec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5dc282a69701f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5dc282a69701f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5dc282a69701f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167df21300f599a</text:p>
          </table:table-cell>
          <table:table-cell table:style-name="ce1" office:value-type="string" calcext:value-type="string">
            <text:p>0x3963c0f9ce5ee07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797ba9aacee6a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797ba9aacee6a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797ba9aacee6a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167df21300f599a</text:p>
          </table:table-cell>
          <table:table-cell table:style-name="ce1" office:value-type="string" calcext:value-type="string">
            <text:p>0x3963c0f9ce5ee07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dec647099688d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dec647099688d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dec647099688d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84b02af1200caaa</text:p>
          </table:table-cell>
          <table:table-cell table:style-name="ce1" office:value-type="string" calcext:value-type="string">
            <text:p>0x657b75112b2659b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7747e6f082f5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77747e6f082f5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77747e6f082f5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84b02af1200caaa</text:p>
          </table:table-cell>
          <table:table-cell table:style-name="ce1" office:value-type="string" calcext:value-type="string">
            <text:p>0x657b75112b2659b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c4ee0c0405153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3c4ee0c0405153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3c4ee0c0405153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ca255c5cca91166</text:p>
          </table:table-cell>
          <table:table-cell table:style-name="ce1" office:value-type="string" calcext:value-type="string">
            <text:p>0x7dbeafd9466c996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cdfbdac7f10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a0cdfbdac7f10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a0cdfbdac7f10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ca255c5cca91166</text:p>
          </table:table-cell>
          <table:table-cell table:style-name="ce1" office:value-type="string" calcext:value-type="string">
            <text:p>0x7dbeafd9466c996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7120460d402f94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120460d402f94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120460d402f94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7a53f482969579</text:p>
          </table:table-cell>
          <table:table-cell table:style-name="ce1" office:value-type="string" calcext:value-type="string">
            <text:p>0x5b616bdd157b0a8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cca1913ce6f9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6cca1913ce6f9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6cca1913ce6f9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7a53f482969579</text:p>
          </table:table-cell>
          <table:table-cell table:style-name="ce1" office:value-type="string" calcext:value-type="string">
            <text:p>0x5b616bdd157b0a8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de056434f7d65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de056434f7d65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de056434f7d65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5d7fd0d74ff8495</text:p>
          </table:table-cell>
          <table:table-cell table:style-name="ce1" office:value-type="string" calcext:value-type="string">
            <text:p>0x2c186a717f25a85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3cfefb5f1358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af3cfefb5f1358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af3cfefb5f1358a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5d7fd0d74ff8495</text:p>
          </table:table-cell>
          <table:table-cell table:style-name="ce1" office:value-type="string" calcext:value-type="string">
            <text:p>0x2c186a717f25a85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002be9cf095bc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6002be9cf095bc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6002be9cf095bc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5debc5f211ce142</text:p>
          </table:table-cell>
          <table:table-cell table:style-name="ce1" office:value-type="string" calcext:value-type="string">
            <text:p>0x4bb86004cf27afa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6062810b428e2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96062810b428e2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96062810b428e2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5debc5f211ce142</text:p>
          </table:table-cell>
          <table:table-cell table:style-name="ce1" office:value-type="string" calcext:value-type="string">
            <text:p>0x4bb86004cf27afa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94d89b4dbd290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b94d89b4dbd290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b94d89b4dbd290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ac283497ac8ee62</text:p>
          </table:table-cell>
          <table:table-cell table:style-name="ce1" office:value-type="string" calcext:value-type="string">
            <text:p>0x5f1f2aec044058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91bc4e7497628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91bc4e7497628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91bc4e7497628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ac283497ac8ee62</text:p>
          </table:table-cell>
          <table:table-cell table:style-name="ce1" office:value-type="string" calcext:value-type="string">
            <text:p>0x5f1f2aec0440589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1506598fb985c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1506598fb985c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1506598fb985c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4faa4916407729ca</text:p>
          </table:table-cell>
          <table:table-cell table:style-name="ce1" office:value-type="string" calcext:value-type="string">
            <text:p>0x6a5ebc39385ac7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604546f8cbb8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f2604546f8cbb8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f2604546f8cbb8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4faa4916407729ca</text:p>
          </table:table-cell>
          <table:table-cell table:style-name="ce1" office:value-type="string" calcext:value-type="string">
            <text:p>0x6a5ebc39385ac7e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db9bcf5367c93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6db9bcf5367c93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6db9bcf5367c93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69b0954c566b841</text:p>
          </table:table-cell>
          <table:table-cell table:style-name="ce1" office:value-type="string" calcext:value-type="string">
            <text:p>0x7ea90b8eba0da3a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dc0e2e813825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ddc0e2e813825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ddc0e2e8138253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69b0954c566b841</text:p>
          </table:table-cell>
          <table:table-cell table:style-name="ce1" office:value-type="string" calcext:value-type="string">
            <text:p>0x7ea90b8eba0da3a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2baa6b53273e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92baa6b53273e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92baa6b53273e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30aafd54faffef9</text:p>
          </table:table-cell>
          <table:table-cell table:style-name="ce1" office:value-type="string" calcext:value-type="string">
            <text:p>0x269631cbef86b53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00b49d4155373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00b49d4155373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00b49d4155373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30aafd54faffef9</text:p>
          </table:table-cell>
          <table:table-cell table:style-name="ce1" office:value-type="string" calcext:value-type="string">
            <text:p>0x269631cbef86b53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0ac9e1fb3efdc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0ac9e1fb3efdc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0ac9e1fb3efdc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36f6aa456814865</text:p>
          </table:table-cell>
          <table:table-cell table:style-name="ce1" office:value-type="string" calcext:value-type="string">
            <text:p>0x1c1f4ea1aa2e93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bc5947da3fba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2bc5947da3fba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2bc5947da3fba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36f6aa456814865</text:p>
          </table:table-cell>
          <table:table-cell table:style-name="ce1" office:value-type="string" calcext:value-type="string">
            <text:p>0x1c1f4ea1aa2e93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ecdf2c6ede450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5ecdf2c6ede450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5ecdf2c6ede450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674c64b007795df</text:p>
          </table:table-cell>
          <table:table-cell table:style-name="ce1" office:value-type="string" calcext:value-type="string">
            <text:p>0x7097c869dc35e75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c13887111ffd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bac13887111ffd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bac13887111ffd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674c64b007795df</text:p>
          </table:table-cell>
          <table:table-cell table:style-name="ce1" office:value-type="string" calcext:value-type="string">
            <text:p>0x7097c869dc35e75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23589b34bb00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323589b34bb00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323589b34bb000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56819851815ef0b</text:p>
          </table:table-cell>
          <table:table-cell table:style-name="ce1" office:value-type="string" calcext:value-type="string">
            <text:p>0x381e135deea34f4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0eea6951cd3f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270eea6951cd3f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270eea6951cd3f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256819851815ef0b</text:p>
          </table:table-cell>
          <table:table-cell table:style-name="ce1" office:value-type="string" calcext:value-type="string">
            <text:p>0x381e135deea34f4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b8f185eef96fb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eb8f185eef96fb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eb8f185eef96fb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085425f6dd31484</text:p>
          </table:table-cell>
          <table:table-cell table:style-name="ce1" office:value-type="string" calcext:value-type="string">
            <text:p>0x6f846994ee09da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8e3a14dc40d86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8e3a14dc40d86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8e3a14dc40d86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7085425f6dd31484</text:p>
          </table:table-cell>
          <table:table-cell table:style-name="ce1" office:value-type="string" calcext:value-type="string">
            <text:p>0x6f846994ee09da5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11b0f541999ec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311b0f541999ec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311b0f541999ec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c9eab24c761ef47</text:p>
          </table:table-cell>
          <table:table-cell table:style-name="ce1" office:value-type="string" calcext:value-type="string">
            <text:p>0x375c9595b5db8b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5610bf878a3b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9c5610bf878a3b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9c5610bf878a3b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c9eab24c761ef47</text:p>
          </table:table-cell>
          <table:table-cell table:style-name="ce1" office:value-type="string" calcext:value-type="string">
            <text:p>0x375c9595b5db8b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ab89c2d0910b4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ab89c2d0910b4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ab89c2d0910b4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34c1a8fe920908f</text:p>
          </table:table-cell>
          <table:table-cell table:style-name="ce1" office:value-type="string" calcext:value-type="string">
            <text:p>0x50ca22dbc8fc0c1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af98834eaaf9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caf98834eaaf9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caf98834eaaf9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34c1a8fe920908f</text:p>
          </table:table-cell>
          <table:table-cell table:style-name="ce1" office:value-type="string" calcext:value-type="string">
            <text:p>0x50ca22dbc8fc0c1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3b0d0eaf6f214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83b0d0eaf6f214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83b0d0eaf6f214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a4630fb0e7a6d7d</text:p>
          </table:table-cell>
          <table:table-cell table:style-name="ce1" office:value-type="string" calcext:value-type="string">
            <text:p>0x7474ca5eeda5c3c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b1cac8afbd8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27b1cac8afbd8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27b1cac8afbd8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a4630fb0e7a6d7d</text:p>
          </table:table-cell>
          <table:table-cell table:style-name="ce1" office:value-type="string" calcext:value-type="string">
            <text:p>0x7474ca5eeda5c3c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fd995a7cea3c6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fd995a7cea3c6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fd995a7cea3c63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d831f07e8a34cd7</text:p>
          </table:table-cell>
          <table:table-cell table:style-name="ce1" office:value-type="string" calcext:value-type="string">
            <text:p>0x1ae9b39e5a9a00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0e2706ce1bb4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90e2706ce1bb4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90e2706ce1bb4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d831f07e8a34cd7</text:p>
          </table:table-cell>
          <table:table-cell table:style-name="ce1" office:value-type="string" calcext:value-type="string">
            <text:p>0x1ae9b39e5a9a007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29526077d9ca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229526077d9ca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229526077d9ca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0c86f351ffbab4b</text:p>
          </table:table-cell>
          <table:table-cell table:style-name="ce1" office:value-type="string" calcext:value-type="string">
            <text:p>0x235b11c32c3436f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165652560bd9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1165652560bd9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1165652560bd9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0c86f351ffbab4b</text:p>
          </table:table-cell>
          <table:table-cell table:style-name="ce1" office:value-type="string" calcext:value-type="string">
            <text:p>0x235b11c32c3436f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1142cbe64c045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91142cbe64c045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91142cbe64c045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dbd1910731e156b</text:p>
          </table:table-cell>
          <table:table-cell table:style-name="ce1" office:value-type="string" calcext:value-type="string">
            <text:p>0x1f161b8281b8e1f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56aa8d24fdad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7256aa8d24fdad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7256aa8d24fdad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dbd1910731e156b</text:p>
          </table:table-cell>
          <table:table-cell table:style-name="ce1" office:value-type="string" calcext:value-type="string">
            <text:p>0x1f161b8281b8e1f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cd0311d523c34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acd0311d523c34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acd0311d523c34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059e8e7a3dc9e53</text:p>
          </table:table-cell>
          <table:table-cell table:style-name="ce1" office:value-type="string" calcext:value-type="string">
            <text:p>0x2681119adf7371b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37cca4ac6cda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c37cca4ac6cda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c37cca4ac6cda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059e8e7a3dc9e53</text:p>
          </table:table-cell>
          <table:table-cell table:style-name="ce1" office:value-type="string" calcext:value-type="string">
            <text:p>0x2681119adf7371b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a0bdb532e519f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a0bdb532e519f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a0bdb532e519f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42c98b0a50d5d5cf</text:p>
          </table:table-cell>
          <table:table-cell table:style-name="ce1" office:value-type="string" calcext:value-type="string">
            <text:p>0x1cfab65ec6f7edc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0a91864a3841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30a91864a3841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30a91864a3841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42c98b0a50d5d5cf</text:p>
          </table:table-cell>
          <table:table-cell table:style-name="ce1" office:value-type="string" calcext:value-type="string">
            <text:p>0x1cfab65ec6f7edc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36fea1abfe29a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36fea1abfe29a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36fea1abfe29a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1819594d233bc10</text:p>
          </table:table-cell>
          <table:table-cell table:style-name="ce1" office:value-type="string" calcext:value-type="string">
            <text:p>0x72b4cb8c4d3f2bc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8d981258ec58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e8d981258ec58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e8d981258ec58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1819594d233bc10</text:p>
          </table:table-cell>
          <table:table-cell table:style-name="ce1" office:value-type="string" calcext:value-type="string">
            <text:p>0x72b4cb8c4d3f2bc7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72d59ac183677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372d59ac183677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372d59ac1836776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b9317b63021667c</text:p>
          </table:table-cell>
          <table:table-cell table:style-name="ce1" office:value-type="string" calcext:value-type="string">
            <text:p>0x52333f83df355db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1687f59e56528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1687f59e56528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1687f59e56528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b9317b63021667c</text:p>
          </table:table-cell>
          <table:table-cell table:style-name="ce1" office:value-type="string" calcext:value-type="string">
            <text:p>0x52333f83df355dbd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de5c1d8dd88d4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ede5c1d8dd88d4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ede5c1d8dd88d4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82681293ddc34db</text:p>
          </table:table-cell>
          <table:table-cell table:style-name="ce1" office:value-type="string" calcext:value-type="string">
            <text:p>0x23754291f447b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33501d7d0e61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d233501d7d0e61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d233501d7d0e61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182681293ddc34db</text:p>
          </table:table-cell>
          <table:table-cell table:style-name="ce1" office:value-type="string" calcext:value-type="string">
            <text:p>0x23754291f447b4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2bbaf3bb678ee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82bbaf3bb678ee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82bbaf3bb678ee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15027e4f2470aa0</text:p>
          </table:table-cell>
          <table:table-cell table:style-name="ce1" office:value-type="string" calcext:value-type="string">
            <text:p>0x6544dd45a0155a0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ecf459bfbc04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83ecf459bfbc04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83ecf459bfbc04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315027e4f2470aa0</text:p>
          </table:table-cell>
          <table:table-cell table:style-name="ce1" office:value-type="string" calcext:value-type="string">
            <text:p>0x6544dd45a0155a0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c840576f5c23a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ec840576f5c23a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ec840576f5c23a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1d5f39a9b069bd6</text:p>
          </table:table-cell>
          <table:table-cell table:style-name="ce1" office:value-type="string" calcext:value-type="string">
            <text:p>0x6e9eab8783ce1f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96efd80c810b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1b96efd80c810b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1b96efd80c810b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61d5f39a9b069bd6</text:p>
          </table:table-cell>
          <table:table-cell table:style-name="ce1" office:value-type="string" calcext:value-type="string">
            <text:p>0x6e9eab8783ce1f7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19f1462bcb993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419f1462bcb993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419f1462bcb993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56f70d8fff140af</text:p>
          </table:table-cell>
          <table:table-cell table:style-name="ce1" office:value-type="string" calcext:value-type="string">
            <text:p>0x1fe956457c9939c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252e05e7ac8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c0252e05e7ac8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c0252e05e7ac8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/>
          <table:table-cell table:style-name="ce1" office:value-type="string" calcext:value-type="string">
            <text:p>0x556f70d8fff140af</text:p>
          </table:table-cell>
          <table:table-cell table:style-name="ce1" office:value-type="string" calcext:value-type="string">
            <text:p>0x1fe956457c9939c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da7d39789e941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0xada7d39789e941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0xada7d39789e941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70" calcext:value-type="float">
            <text:p>470</text:p>
          </table:table-cell>
        </table:table-row>
        <table:table-row table:style-name="ro1">
          <table:table-cell table:number-columns-repeated="7"/>
          <table:table-cell table:formula="of:=SUM([.H2:.H81])/80" office:value-type="float" office:value="1570.25" calcext:value-type="float">
            <text:p>1570.25</text:p>
          </table:table-cell>
          <table:table-cell table:number-columns-repeated="2"/>
          <table:table-cell table:formula="of:=SUM([.K2:.K81])/80" office:value-type="float" office:value="780" calcext:value-type="float">
            <text:p>780</text:p>
          </table:table-cell>
          <table:table-cell table:number-columns-repeated="2"/>
          <table:table-cell table:formula="of:=SUM([.N2:.N81])/80" office:value-type="float" office:value="470" calcext:value-type="float">
            <text:p>470</text:p>
          </table:table-cell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7T19:36:51.153907091</dc:date>
    <meta:editing-duration>PT48S</meta:editing-duration>
    <meta:editing-cycles>1</meta:editing-cycles>
    <meta:document-statistic meta:table-count="1" meta:cell-count="1056" meta:object-count="0"/>
  </office:meta>
</office:document-meta>
</file>